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lda Sans" svg:font-family="'Lucilda Sans'" style:font-family-generic="swiss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8.807cm" fo:margin-left="1.101cm" fo:margin-top="0.199cm" fo:margin-bottom="0cm" table:align="left" fo:background-color="transparent">
        <style:background-image/>
      </style:table-properties>
    </style:style>
    <style:style style:name="Tabla1.A" style:family="table-column">
      <style:table-column-properties style:column-width="14.586cm"/>
    </style:style>
    <style:style style:name="Tabla1.B" style:family="table-column">
      <style:table-column-properties style:column-width="4.221cm"/>
    </style:style>
    <style:style style:name="Tabla1.1" style:family="table-row">
      <style:table-row-properties style:min-row-height="0.603cm" fo:background-color="transparent">
        <style:background-image/>
      </style:table-row-properties>
    </style:style>
    <style:style style:name="Tabla1.A1" style:family="table-cell">
      <style:table-cell-properties style:vertical-align="middle" fo:background-color="#b2b2b2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49cm" fo:border="0.05pt solid #000000">
        <style:background-image/>
      </style:table-cell-properties>
    </style:style>
    <style:style style:name="Tabla1.2" style:family="table-row">
      <style:table-row-properties style:min-row-height="0.497cm"/>
    </style:style>
    <style:style style:name="Tabla1.A2" style:family="table-cell">
      <style:table-cell-properties style:vertical-align="middle" fo:background-color="transparent" fo:padding="0.049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style:vertical-align="middle" fo:padding="0.049cm" fo:border-left="0.05pt solid #000000" fo:border-right="0.05pt solid #000000" fo:border-top="none" fo:border-bottom="none"/>
    </style:style>
    <style:style style:name="Tabla1.3" style:family="table-row">
      <style:table-row-properties style:min-row-height="0.497cm"/>
    </style:style>
    <style:style style:name="Tabla1.A3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1.B3" style:family="table-cell">
      <style:table-cell-properties style:vertical-align="middle" fo:padding="0.049cm" fo:border="0.05pt solid #000000"/>
    </style:style>
    <style:style style:name="Tabla1.4" style:family="table-row">
      <style:table-row-properties style:min-row-height="0.402cm"/>
    </style:style>
    <style:style style:name="Tabla1.A4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loext:opacity="100%" style:font-name="Lucida Sans" fo:font-size="10pt" fo:letter-spacing="-0.007cm" fo:font-style="normal" officeooo:paragraph-rsid="003a4e71" style:font-size-asian="10pt" style:font-style-asian="normal" style:font-name-complex="Lucida Sans" style:font-size-complex="10pt" style:font-style-complex="normal"/>
    </style:style>
    <style:style style:name="P9" style:family="paragraph" style:parent-style-name="Standard">
      <style:paragraph-properties fo:margin-left="0cm" fo:margin-right="0cm" fo:margin-top="0.01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10pt" fo:letter-spacing="-0.007cm" fo:font-style="normal" officeooo:paragraph-rsid="00856563" style:font-size-asian="10pt" style:font-style-asian="normal" style:font-name-complex="Lucida Sans" style:font-size-complex="10pt" style:font-style-complex="normal"/>
    </style:style>
    <style:style style:name="P1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11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fo:font-weight="bold" officeooo:paragraph-rsid="009504d0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fo:font-weight="normal" officeooo:rsid="001a6acb" officeooo:paragraph-rsid="0099f4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.12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fo:font-style="normal" fo:font-weight="normal" officeooo:paragraph-rsid="0091d02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loext:opacity="100%" style:font-name="Lucida Sans" fo:font-size="8pt" fo:letter-spacing="-0.007cm" fo:font-style="normal" fo:font-weight="bold" officeooo:rsid="0010c812" officeooo:paragraph-rsid="008d162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.33cm" fo:margin-right="0.12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70c641" style:font-size-asian="8pt" style:font-name-complex="Lucida Sans" style:font-size-complex="8pt"/>
    </style:style>
    <style:style style:name="P16" style:family="paragraph" style:parent-style-name="Standard">
      <loext:graphic-properties draw:fill="none"/>
      <style:paragraph-properties fo:margin-left="0cm" fo:margin-right="0.12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3bf177" style:font-size-asian="8pt" style:font-name-complex="Lucida Sans" style:font-size-complex="8pt"/>
    </style:style>
    <style:style style:name="P17" style:family="paragraph" style:parent-style-name="Standard">
      <loext:graphic-properties draw:fill="none"/>
      <style:paragraph-properties fo:margin-left="0.33cm" fo:margin-right="0.12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9c8238" style:font-size-asian="8pt" style:font-name-complex="Lucida Sans" style:font-size-complex="8pt"/>
    </style:style>
    <style:style style:name="P1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8d162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style="normal" style:text-underline-style="none" fo:font-weight="bold" officeooo:rsid="0054a7d8" officeooo:paragraph-rsid="0090e65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loext:opacity="100%" style:text-position="-5% 100%" style:font-name="Lucida Sans" fo:font-size="9pt" fo:letter-spacing="-0.012cm" fo:font-style="normal" style:text-underline-style="none" fo:font-weight="bold" officeooo:paragraph-rsid="009504d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07cm" fo:font-style="normal" fo:font-weight="normal" officeooo:rsid="00161b0b" officeooo:paragraph-rsid="009504d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4pt" fo:letter-spacing="-0.012cm" fo:font-style="normal" style:text-underline-style="none" fo:font-weight="bold" officeooo:rsid="0054a7d8" officeooo:paragraph-rsid="0090e654" style:font-size-asian="3.5pt" style:font-style-asian="normal" style:font-weight-asian="bold" style:font-name-complex="Lucida Sans" style:font-size-complex="4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4pt" fo:letter-spacing="-0.012cm" fo:font-style="normal" style:text-underline-style="none" fo:font-weight="bold" officeooo:rsid="008e757d" officeooo:paragraph-rsid="0090e654" style:font-size-asian="3.5pt" style:font-style-asian="normal" style:font-weight-asian="bold" style:font-name-complex="Lucida Sans" style:font-size-complex="4pt" style:font-style-complex="normal" style:font-weight-complex="bold"/>
    </style:style>
    <style:style style:name="P26" style:family="paragraph" style:parent-style-name="Standard">
      <style:paragraph-properties fo:margin-left="0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9504d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9504d0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9pt" fo:letter-spacing="-0.012cm" fo:font-style="normal" style:text-underline-style="none" fo:font-weight="bold" officeooo:paragraph-rsid="00102ab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9pt" fo:letter-spacing="-0.012cm" fo:font-style="normal" style:text-underline-style="none" fo:font-weight="bold" officeooo:paragraph-rsid="0090e65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4pt" officeooo:paragraph-rsid="00102ab9" style:font-size-asian="3.5pt" style:font-name-complex="Lucida Sans" style:font-size-complex="4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9pt" officeooo:paragraph-rsid="0015e59f" style:font-size-asian="9pt" style:font-name-complex="Lucida Sans" style:font-size-complex="9pt"/>
    </style:style>
    <style:style style:name="P3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9pt" officeooo:paragraph-rsid="00102ab9" style:font-size-asian="9pt" style:font-size-complex="9pt"/>
    </style:style>
    <style:style style:name="P35" style:family="paragraph" style:parent-style-name="Standard">
      <style:paragraph-properties fo:margin-top="0.064cm" fo:margin-bottom="0cm" style:contextual-spacing="false" fo:line-height="100%" fo:orphans="0" fo:widows="0" style:text-autospace="none"/>
      <style:text-properties fo:font-size="9pt" officeooo:paragraph-rsid="009504d0" style:font-size-asian="9pt" style:font-size-complex="9pt"/>
    </style:style>
    <style:style style:name="P3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9pt" officeooo:paragraph-rsid="0015e59f" style:font-size-asian="9pt" style:font-size-complex="9pt"/>
    </style:style>
    <style:style style:name="P37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6pt" officeooo:paragraph-rsid="0015e59f" style:font-size-asian="5.25pt" style:font-size-complex="6pt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Text_20_body">
      <style:text-properties fo:font-size="2pt" officeooo:rsid="009504d0" officeooo:paragraph-rsid="009504d0" style:font-size-asian="1.75pt" style:font-size-complex="2pt"/>
    </style:style>
    <style:style style:name="P4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officeooo:paragraph-rsid="0083b56a" style:font-size-asian="9pt" style:font-weight-asian="bold" style:font-name-complex="Lucida Sans" style:font-size-complex="9pt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text-properties style:font-name="Lucida Sans" fo:font-size="14pt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9pt" fo:letter-spacing="-0.007cm" fo:font-style="normal" fo:font-weight="normal" officeooo:rsid="00161b0b" officeooo:paragraph-rsid="009fe84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6pt" fo:letter-spacing="-0.007cm" fo:font-style="normal" fo:font-weight="normal" officeooo:rsid="00170d31" officeooo:paragraph-rsid="0015e59f" style:font-size-asian="5.25pt" style:font-style-asian="normal" style:font-weight-asian="normal" style:font-name-complex="Lucida Sans" style:font-size-complex="6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.018cm" fo:margin-bottom="0cm" style:contextual-spacing="false" fo:line-height="100%" fo:orphans="0" fo:widows="0" fo:text-indent="0cm" style:auto-text-indent="false" fo:break-before="column" style:text-autospace="none"/>
      <style:text-properties fo:font-size="9pt" officeooo:paragraph-rsid="009504d0" style:font-size-asian="9pt" style:font-size-complex="9pt"/>
    </style:style>
    <style:style style:name="P50" style:family="paragraph" style:parent-style-name="Standard">
      <style:paragraph-properties fo:margin-left="0cm" fo:margin-right="0cm" fo:margin-top="0.09cm" fo:margin-bottom="0cm" style:contextual-spacing="false" fo:line-height="100%" fo:orphans="0" fo:widows="0" fo:text-indent="0cm" style:auto-text-indent="false" style:text-autospace="none"/>
      <style:text-properties fo:font-size="9pt" officeooo:paragraph-rsid="009504d0" style:font-size-asian="9pt" style:font-size-complex="9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9pt" officeooo:paragraph-rsid="00a1012b" style:font-size-asian="9pt" style:font-size-complex="9pt"/>
    </style:style>
    <style:style style:name="P52" style:family="paragraph" style:parent-style-name="Standard">
      <style:paragraph-properties fo:margin-left="0cm" fo:margin-right="0cm" fo:margin-top="0.018cm" fo:margin-bottom="0cm" style:contextual-spacing="false" fo:line-height="100%" fo:orphans="0" fo:widows="0" fo:text-indent="0cm" style:auto-text-indent="false" style:text-autospace="none"/>
      <style:text-properties fo:font-size="2pt" officeooo:paragraph-rsid="009504d0" style:font-size-asian="1.75pt" style:font-size-complex="2pt"/>
    </style:style>
    <style:style style:name="P53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9fe845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color="#221f1f" loext:opacity="100%" style:font-name="Lucida Sans" fo:letter-spacing="-0.009cm" style:font-name-complex="Lucida Sans"/>
    </style:style>
    <style:style style:name="T2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loext:opacity="100%" style:font-name="Lucida Sans" fo:letter-spacing="-0.007cm" fo:font-style="normal" officeooo:rsid="00123b43" style:font-style-asian="normal" style:font-name-complex="Lucida Sans" style:font-style-complex="normal"/>
    </style:style>
    <style:style style:name="T4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5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T6" style:family="text">
      <style:text-properties fo:color="#221f1f" loext:opacity="100%" style:font-name="Lucida Sans" fo:letter-spacing="-0.007cm" fo:font-style="normal" fo:font-weight="bold" officeooo:rsid="00982d38" style:font-style-asian="normal" style:font-weight-asian="bold" style:font-name-complex="Lucida Sans" style:font-style-complex="normal" style:font-weight-complex="bold"/>
    </style:style>
    <style:style style:name="T7" style:family="text">
      <style:text-properties fo:color="#221f1f" loext:opacity="100%" style:font-name="Lucida Sans" fo:letter-spacing="-0.007cm" fo:font-weight="normal" style:font-weight-asian="normal" style:font-name-complex="Lucida Sans" style:font-weight-complex="normal"/>
    </style:style>
    <style:style style:name="T8" style:family="text">
      <style:text-properties fo:color="#221f1f" loext:opacity="100%" style:font-name="Lucida Sans" style:font-name-complex="Lucida Sans"/>
    </style:style>
    <style:style style:name="T9" style:family="text">
      <style:text-properties fo:color="#221f1f" loext:opacity="100%" style:font-name="Lucida Sans" fo:letter-spacing="-0.012cm" style:font-name-complex="Lucida Sans"/>
    </style:style>
    <style:style style:name="T10" style:family="text">
      <style:text-properties fo:color="#221f1f" loext:opacity="100%" style:font-name="Lucida Sans" fo:letter-spacing="0.004cm" fo:font-style="normal" style:font-style-asian="normal" style:font-name-complex="Lucida Sans" style:font-style-complex="normal"/>
    </style:style>
    <style:style style:name="T11" style:family="text">
      <style:text-properties fo:color="#221f1f" loext:opacity="100%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2" style:family="text">
      <style:text-properties fo:color="#221f1f" loext:opacity="100%" style:font-name="Lucida Sans" fo:font-size="10pt" fo:letter-spacing="-0.007cm" fo:font-style="normal" officeooo:rsid="0015e59f" style:font-size-asian="10pt" style:font-style-asian="normal" style:font-name-complex="Lucida Sans" style:font-size-complex="10pt" style:font-style-complex="normal"/>
    </style:style>
    <style:style style:name="T13" style:family="text">
      <style:text-properties fo:color="#221f1f" loext:opacity="100%" style:font-name="Lucida Sans" fo:font-size="10pt" fo:letter-spacing="-0.007cm" fo:font-style="normal" officeooo:rsid="00a1012b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loext:opacity="100%" style:font-name="Lucida Sans" fo:font-size="10pt" fo:letter-spacing="-0.012cm" fo:font-style="normal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loext:opacity="100%" style:font-name="Lucida Sans" fo:letter-spacing="-0.018cm" fo:font-weight="bold" style:font-weight-asian="bold" style:font-name-complex="Lucida Sans" style:font-weight-complex="bold"/>
    </style:style>
    <style:style style:name="T16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8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loext:opacity="100%" style:text-position="-5% 100%"/>
    </style:style>
    <style:style style:name="T20" style:family="text">
      <style:text-properties fo:color="#221f1f" loext:opacity="100%" style:text-position="-5% 100%" style:font-name="Lucida Sans" fo:letter-spacing="-0.012cm" fo:font-weight="bold" style:font-weight-asian="bold" style:font-name-complex="Lucida Sans" style:font-weight-complex="bold"/>
    </style:style>
    <style:style style:name="T21" style:family="text">
      <style:text-properties fo:color="#221f1f" loext:opacity="100%" style:text-position="-5% 100%" style:font-name="Lucida Sans" fo:letter-spacing="-0.007cm" fo:font-style="normal" fo:font-weight="bold" officeooo:rsid="00982d38" style:font-style-asian="normal" style:font-weight-asian="bold" style:font-name-complex="Lucida Sans" style:font-style-complex="normal" style:font-weight-complex="bold"/>
    </style:style>
    <style:style style:name="T22" style:family="text">
      <style:text-properties fo:color="#221f1f" loext:opacity="100%" style:text-position="-5% 100%" style:font-name="Lucida Sans" fo:letter-spacing="-0.007cm" fo:font-style="normal" fo:font-weight="bold" officeooo:rsid="00a1012b" style:font-style-asian="normal" style:font-weight-asian="bold" style:font-name-complex="Lucida Sans" style:font-style-complex="normal" style:font-weight-complex="bold"/>
    </style:style>
    <style:style style:name="T23" style:family="text">
      <style:text-properties fo:color="#221f1f" loext:opacity="100%" style:text-position="-5% 100%" style:font-name="Lucida Sans" fo:letter-spacing="-0.007cm" fo:font-style="normal" fo:font-weight="normal" officeooo:rsid="0010c812" style:font-style-asian="normal" style:font-weight-asian="normal" style:font-name-complex="Lucida Sans" style:font-style-complex="normal" style:font-weight-complex="normal"/>
    </style:style>
    <style:style style:name="T24" style:family="text">
      <style:text-properties fo:color="#221f1f" loext:opacity="100%" style:text-position="-5% 100%" style:font-name="Lucida Sans" fo:letter-spacing="-0.007cm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T25" style:family="text">
      <style:text-properties fo:color="#221f1f" loext:opacity="100%" style:text-position="-5% 100%" style:font-name="Lucida Sans" fo:letter-spacing="-0.028cm" fo:font-weight="normal" style:font-weight-asian="normal" style:font-name-complex="Lucida Sans" style:font-weight-complex="normal"/>
    </style:style>
    <style:style style:name="T26" style:family="text">
      <style:text-properties fo:color="#221f1f" loext:opacity="100%" style:text-position="-5% 100%" style:font-name="Lucida Sans" fo:letter-spacing="-0.028cm" fo:font-weight="bold" style:font-weight-asian="bold" style:font-name-complex="Lucida Sans" style:font-weight-complex="bold"/>
    </style:style>
    <style:style style:name="T27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loext:opacity="100%" style:text-position="-5% 100%" style:font-name="Lucida Sans" fo:font-size="10pt" fo:letter-spacing="-0.012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T29" style:family="text">
      <style:text-properties fo:color="#221f1f" loext:opacity="100%" style:text-position="-5% 100%" fo:letter-spacing="-0.007cm" fo:font-weight="normal" officeooo:rsid="00123b43" style:font-weight-asian="normal" style:font-weight-complex="normal"/>
    </style:style>
    <style:style style:name="T30" style:family="text">
      <style:text-properties fo:color="#221f1f" loext:opacity="100%" style:text-position="-5% 100%" fo:letter-spacing="-0.007cm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221f1f" loext:opacity="100%" style:text-position="-5% 100%" fo:font-weight="normal" style:font-weight-asian="normal" style:font-weight-complex="normal"/>
    </style:style>
    <style:style style:name="T32" style:family="text">
      <style:text-properties fo:color="#221f1f" loext:opacity="100%" style:text-position="-5% 100%" fo:font-weight="normal" officeooo:rsid="0054a7d8" style:font-weight-asian="normal" style:font-weight-complex="normal"/>
    </style:style>
    <style:style style:name="T33" style:family="text">
      <style:text-properties fo:color="#221f1f" loext:opacity="100%" style:text-position="-5% 100%" fo:font-weight="normal" fo:background-color="transparent" loext:char-shading-value="0" style:font-weight-asian="normal" style:font-weight-complex="normal"/>
    </style:style>
    <style:style style:name="T34" style:family="text">
      <style:text-properties fo:color="#221f1f" loext:opacity="100%" style:text-position="-5% 100%" officeooo:rsid="008e757d"/>
    </style:style>
    <style:style style:name="T35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T37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T38" style:family="text">
      <style:text-properties officeooo:rsid="0015e59f"/>
    </style:style>
    <style:style style:name="T39" style:family="text">
      <style:text-properties style:font-name="Lucilda Sans" officeooo:rsid="0010c812"/>
    </style:style>
    <style:style style:name="T40" style:family="text">
      <style:text-properties style:font-name="Lucilda Sans" fo:font-size="9pt" fo:font-style="normal" fo:font-weight="bold" officeooo:rsid="00982d38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officeooo:rsid="0010c812" style:font-size-asian="10pt" style:font-size-complex="10pt"/>
    </style:style>
    <style:style style:name="T43" style:family="text">
      <style:text-properties fo:font-size="10pt" fo:font-style="normal" fo:font-weight="bold" officeooo:rsid="00982d38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7" style:family="text">
      <style:text-properties style:text-position="-5% 100%" fo:font-weight="normal" officeooo:rsid="0015e59f" style:font-weight-asian="normal" style:font-weight-complex="normal"/>
    </style:style>
    <style:style style:name="T48" style:family="text">
      <style:text-properties fo:font-style="normal" fo:font-weight="bold" officeooo:rsid="001a6acb" style:font-style-asian="normal" style:font-weight-asian="bold" style:font-style-complex="normal" style:font-weight-complex="bol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a6acb" style:font-style-asian="normal" style:font-weight-asian="normal" style:font-style-complex="normal" style:font-weight-complex="normal"/>
    </style:style>
    <style:style style:name="T52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10c812" style:font-weight-asian="bold" style:font-weight-complex="bold"/>
    </style:style>
    <style:style style:name="T55" style:family="text">
      <style:text-properties fo:font-size="12pt" style:text-underline-style="none" style:font-size-asian="12pt" style:font-size-complex="12pt"/>
    </style:style>
    <style:style style:name="T56" style:family="text">
      <style:text-properties style:text-underline-style="none"/>
    </style:style>
    <style:style style:name="T57" style:family="text">
      <style:text-properties fo:font-size="11pt" style:text-underline-style="none" style:font-size-asian="11pt" style:font-size-complex="11pt"/>
    </style:style>
    <style:style style:name="T58" style:family="text">
      <style:text-properties officeooo:rsid="004a1d82"/>
    </style:style>
    <style:style style:name="T59" style:family="text">
      <style:text-properties officeooo:rsid="0091d02d"/>
    </style:style>
    <style:style style:name="T60" style:family="text">
      <style:text-properties officeooo:rsid="000edb90"/>
    </style:style>
    <style:style style:name="T61" style:family="text">
      <style:text-properties fo:font-size="44pt" style:font-size-asian="44pt" style:font-size-complex="4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tab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0">Descripció<text:span text:style-name="T59">n</text:span> </text:p>
          </table:table-cell>
          <table:table-cell table:style-name="Tabla1.B1" office:value-type="string">
            <text:p text:style-name="P20">Cantidad</text:p>
          </table:table-cell>
        </table:table-row>
        <table:table-row table:style-name="Tabla1.2">
          <table:table-cell table:style-name="Tabla1.A2" office:value-type="string">
            <text:p text:style-name="P16"><text:text-input text:description="&lt;for each=&quot;line in o.picking_ids.move_line_ids&quot;&gt;">For each line</text:text-input></text:p>
          </table:table-cell>
          <table:table-cell table:style-name="Tabla1.B2" office:value-type="string">
            <text:p text:style-name="P20"/>
          </table:table-cell>
        </table:table-row>
        <table:table-row table:style-name="Tabla1.3">
          <table:table-cell table:style-name="Tabla1.A3" office:value-type="string">
            <text:p text:style-name="P15"><text:text-input text:description="&lt;line.product_id.display_name&gt;">123456789012345678901234567890123045</text:text-input></text:p>
          </table:table-cell>
          <table:table-cell table:style-name="Tabla1.B3" office:value-type="string">
            <text:p text:style-name="P14"><text:text-input text:description="&lt;line.quantity&gt;">25,45</text:text-input><text:s/><text:text-input text:description="&lt;line.product_uom_id.name&gt;">kgs.</text:text-input></text:p>
          </table:table-cell>
        </table:table-row>
        <table:table-row table:style-name="Tabla1.4">
          <table:table-cell table:style-name="Tabla1.A4" office:value-type="string">
            <text:p text:style-name="P17"><text:text-input text:description="&lt;/for&gt;">End For</text:text-input></text:p>
          </table:table-cell>
          <table:table-cell table:style-name="Tabla1.B4" office:value-type="string">
            <text:p text:style-name="P20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lda Sans" svg:font-family="'Lucilda Sans'" style:font-family-generic="swiss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0.448cm"/>
    </style:style>
    <style:style style:name="Tabla5.4" style:family="table-row">
      <style:table-row-properties style:min-row-height="0.205cm"/>
    </style:style>
    <style:style style:name="Tabla7" style:family="table">
      <style:table-properties style:width="18.8cm" fo:margin-top="0cm" fo:margin-bottom="0cm" table:align="center" fo:background-color="transparent">
        <style:background-image/>
      </style:table-properties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2.402cm" fo:background-color="transparent">
        <style:background-image/>
      </style:table-row-properties>
    </style:style>
    <style:style style:name="Tabla7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49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 fo:background-color="transparent">
        <style:background-image/>
      </style:table-row-properties>
    </style:style>
    <style:style style:name="Tabla7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a7.B2" style:family="table-cell">
      <style:table-cell-properties style:vertical-align="" fo:padding="0.049cm" fo:border-left="none" fo:border-right="0.05pt solid #000000" fo:border-top="none" fo:border-bottom="0.05pt solid #000000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397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304cm"/>
    </style:style>
    <style:style style:name="Tabla6.3" style:family="table-row">
      <style:table-row-properties style:min-row-height="1.214cm"/>
    </style:style>
    <style:style style:name="Tabla6.4" style:family="table-row">
      <style:table-row-properties style:min-row-height="2.771cm"/>
    </style:style>
    <style:style style:name="Tabla6.A4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MP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loext:opacity="100%" style:font-name="Lucida Sans" fo:font-size="10pt" fo:letter-spacing="-0.007cm" fo:font-style="normal" officeooo:paragraph-rsid="003a4e71" style:font-size-asian="10pt" style:font-style-asian="normal" style:font-name-complex="Lucida Sans" style:font-size-complex="10pt" style:font-style-complex="normal"/>
    </style:style>
    <style:style style:name="MP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.01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10pt" fo:letter-spacing="-0.007cm" fo:font-style="normal" officeooo:paragraph-rsid="00856563" style:font-size-asian="10pt" style:font-style-asian="normal" style:font-name-complex="Lucida Sans" style:font-size-complex="10pt" style:font-style-complex="normal"/>
    </style:style>
    <style:style style:name="MP1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9pt" officeooo:paragraph-rsid="00102ab9" style:font-size-asian="9pt" style:font-size-complex="9pt"/>
    </style:style>
    <style:style style:name="MP1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4pt" officeooo:paragraph-rsid="00102ab9" style:font-size-asian="3.5pt" style:font-name-complex="Lucida Sans" style:font-size-complex="4pt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9pt" fo:letter-spacing="-0.012cm" fo:font-style="normal" style:text-underline-style="none" fo:font-weight="bold" officeooo:paragraph-rsid="00102ab9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style="normal" style:text-underline-style="none" fo:font-weight="bold" officeooo:rsid="0054a7d8" officeooo:paragraph-rsid="0090e65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4pt" fo:letter-spacing="-0.012cm" fo:font-style="normal" style:text-underline-style="none" fo:font-weight="bold" officeooo:rsid="0054a7d8" officeooo:paragraph-rsid="0090e654" style:font-size-asian="3.5pt" style:font-style-asian="normal" style:font-weight-asian="bold" style:font-name-complex="Lucida Sans" style:font-size-complex="4pt" style:font-style-complex="normal" style:font-weight-complex="bold"/>
    </style:style>
    <style:style style:name="MP1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9pt" fo:letter-spacing="-0.012cm" fo:font-style="normal" style:text-underline-style="none" fo:font-weight="bold" officeooo:paragraph-rsid="0090e65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4pt" fo:letter-spacing="-0.012cm" fo:font-style="normal" style:text-underline-style="none" fo:font-weight="bold" officeooo:rsid="008e757d" officeooo:paragraph-rsid="0090e654" style:font-size-asian="3.5pt" style:font-style-asian="normal" style:font-weight-asian="bold" style:font-name-complex="Lucida Sans" style:font-size-complex="4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.018cm" fo:margin-bottom="0cm" style:contextual-spacing="false" fo:line-height="100%" fo:orphans="0" fo:widows="0" fo:text-indent="0cm" style:auto-text-indent="false" fo:break-before="column" style:text-autospace="none"/>
      <style:text-properties fo:font-size="9pt" officeooo:paragraph-rsid="009504d0" style:font-size-asian="9pt" style:font-size-complex="9pt"/>
    </style:style>
    <style:style style:name="MP19" style:family="paragraph" style:parent-style-name="Standard">
      <style:paragraph-properties fo:margin-left="0cm" fo:margin-right="0cm" fo:margin-top="0.018cm" fo:margin-bottom="0cm" style:contextual-spacing="false" fo:line-height="100%" fo:orphans="0" fo:widows="0" fo:text-indent="0cm" style:auto-text-indent="false" style:text-autospace="none"/>
      <style:text-properties fo:font-size="2pt" officeooo:paragraph-rsid="009504d0" style:font-size-asian="1.75pt" style:font-size-complex="2pt"/>
    </style:style>
    <style:style style:name="MP2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9pt" officeooo:paragraph-rsid="00a1012b" style:font-size-asian="9pt" style:font-size-complex="9pt"/>
    </style:style>
    <style:style style:name="MP2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6pt" officeooo:paragraph-rsid="0015e59f" style:font-size-asian="5.25pt" style:font-size-complex="6pt"/>
    </style:style>
    <style:style style:name="M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9pt" officeooo:paragraph-rsid="0015e59f" style:font-size-asian="9pt" style:font-size-complex="9pt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9pt" officeooo:paragraph-rsid="0015e59f" style:font-size-asian="9pt" style:font-name-complex="Lucida Sans" style:font-size-complex="9pt"/>
    </style:style>
    <style:style style:name="MP2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6pt" fo:letter-spacing="-0.007cm" fo:font-style="normal" fo:font-weight="normal" officeooo:rsid="00170d31" officeooo:paragraph-rsid="0015e59f" style:font-size-asian="5.25pt" style:font-style-asian="normal" style:font-weight-asian="normal" style:font-name-complex="Lucida Sans" style:font-size-complex="6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07cm" fo:font-style="normal" fo:font-weight="normal" officeooo:rsid="00161b0b" officeooo:paragraph-rsid="009504d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fo:margin-top="0.064cm" fo:margin-bottom="0cm" style:contextual-spacing="false" fo:line-height="100%" fo:orphans="0" fo:widows="0" style:text-autospace="none"/>
      <style:text-properties fo:font-size="9pt" officeooo:paragraph-rsid="009504d0" style:font-size-asian="9pt" style:font-size-complex="9pt"/>
    </style:style>
    <style:style style:name="MP27" style:family="paragraph" style:parent-style-name="Standard">
      <style:paragraph-properties fo:margin-left="0cm" fo:margin-right="0cm" fo:margin-top="0.09cm" fo:margin-bottom="0cm" style:contextual-spacing="false" fo:line-height="100%" fo:orphans="0" fo:widows="0" fo:text-indent="0cm" style:auto-text-indent="false" style:text-autospace="none"/>
      <style:text-properties fo:font-size="9pt" officeooo:paragraph-rsid="009504d0" style:font-size-asian="9pt" style:font-size-complex="9pt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9504d0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33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9504d0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fo:font-weight="bold" officeooo:paragraph-rsid="009504d0" style:font-size-asian="8pt" style:font-weight-asian="bold" style:font-name-complex="Lucida Sans" style:font-size-complex="8pt" style:font-weight-complex="bold"/>
    </style:style>
    <style:style style:name="MP35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fo:font-weight="normal" officeooo:rsid="001a6acb" officeooo:paragraph-rsid="0099f4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officeooo:paragraph-rsid="0083b56a" style:font-size-asian="9pt" style:font-weight-asian="bold" style:font-name-complex="Lucida Sans" style:font-size-complex="9pt" style:font-weight-complex="bold"/>
    </style:style>
    <style:style style:name="MP3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38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2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loext:opacity="100%" style:font-name="Lucida Sans" fo:letter-spacing="-0.009cm" style:font-name-complex="Lucida Sans"/>
    </style:style>
    <style:style style:name="MT2" style:family="text">
      <style:text-properties fo:color="#221f1f" loext:opacity="100%" style:font-name="Lucida Sans" fo:letter-spacing="-0.007cm" fo:font-style="normal" officeooo:rsid="00123b43" style:font-style-asian="normal" style:font-name-complex="Lucida Sans" style:font-style-complex="normal"/>
    </style:style>
    <style:style style:name="MT3" style:family="text">
      <style:text-properties fo:color="#221f1f" loext:opacity="100%" style:font-name="Lucida Sans" style:font-name-complex="Lucida Sans"/>
    </style:style>
    <style:style style:name="MT4" style:family="text">
      <style:text-properties fo:color="#221f1f" loext:opacity="100%" style:font-name="Lucida Sans" fo:letter-spacing="-0.012cm" style:font-name-complex="Lucida Sans"/>
    </style:style>
    <style:style style:name="MT5" style:family="text">
      <style:text-properties fo:color="#221f1f" loext:opacity="100%" style:text-position="-5% 100%" style:font-name="Lucida Sans" fo:letter-spacing="-0.012cm" fo:font-weight="bold" style:font-weight-asian="bold" style:font-name-complex="Lucida Sans" style:font-weight-complex="bold"/>
    </style:style>
    <style:style style:name="MT6" style:family="text">
      <style:text-properties fo:color="#221f1f" loext:opacity="100%" style:text-position="-5% 100%" fo:letter-spacing="-0.007cm" fo:font-weight="normal" officeooo:rsid="00123b43" style:font-weight-asian="normal" style:font-weight-complex="normal"/>
    </style:style>
    <style:style style:name="MT7" style:family="text">
      <style:text-properties fo:color="#221f1f" loext:opacity="100%" style:text-position="-5% 100%" fo:font-weight="normal" style:font-weight-asian="normal" style:font-weight-complex="normal"/>
    </style:style>
    <style:style style:name="MT8" style:family="text">
      <style:text-properties fo:color="#221f1f" loext:opacity="100%" style:text-position="-5% 100%"/>
    </style:style>
    <style:style style:name="MT9" style:family="text">
      <style:text-properties fo:color="#221f1f" loext:opacity="100%" style:text-position="-5% 100%" fo:font-weight="normal" officeooo:rsid="0054a7d8" style:font-weight-asian="normal" style:font-weight-complex="normal"/>
    </style:style>
    <style:style style:name="MT10" style:family="text">
      <style:text-properties fo:color="#221f1f" loext:opacity="100%" style:text-position="-5% 100%" officeooo:rsid="008e757d"/>
    </style:style>
    <style:style style:name="MT11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12" style:family="text">
      <style:text-properties fo:color="#221f1f" loext:opacity="100%" style:font-name="Lucida Sans" fo:letter-spacing="0.004cm" fo:font-style="normal" style:font-style-asian="normal" style:font-name-complex="Lucida Sans" style:font-style-complex="normal"/>
    </style:style>
    <style:style style:name="MT13" style:family="text">
      <style:text-properties fo:color="#221f1f" loext:opacity="100%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14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MT15" style:family="text">
      <style:text-properties fo:color="#221f1f" loext:opacity="100%" style:font-name="Lucida Sans" fo:font-size="10pt" fo:letter-spacing="-0.012cm" fo:font-style="normal" style:font-size-asian="10pt" style:font-style-asian="normal" style:font-name-complex="Lucida Sans" style:font-size-complex="10pt" style:font-style-complex="normal"/>
    </style:style>
    <style:style style:name="MT16" style:family="text">
      <style:text-properties fo:color="#221f1f" loext:opacity="100%" style:text-position="-5% 100%" style:font-name="Lucida Sans" fo:font-size="10pt" fo:letter-spacing="-0.012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T17" style:family="text">
      <style:text-properties officeooo:rsid="0015e59f"/>
    </style:style>
    <style:style style:name="MT18" style:family="text">
      <style:text-properties officeooo:rsid="000edb90"/>
    </style:style>
    <style:style style:name="MT19" style:family="text">
      <style:text-properties style:font-name="Lucilda Sans" officeooo:rsid="0010c812"/>
    </style:style>
    <style:style style:name="MT20" style:family="text">
      <style:text-properties fo:font-size="10pt" officeooo:rsid="0010c812" style:font-size-asian="10pt" style:font-size-complex="10pt"/>
    </style:style>
    <style:style style:name="MT21" style:family="text">
      <style:text-properties fo:color="#221f1f" loext:opacity="100%" style:text-position="-5% 100%" style:font-name="Lucida Sans" fo:letter-spacing="-0.007cm" fo:font-style="normal" fo:font-weight="normal" officeooo:rsid="0010c812" style:font-style-asian="normal" style:font-weight-asian="normal" style:font-name-complex="Lucida Sans" style:font-style-complex="normal" style:font-weight-complex="normal"/>
    </style:style>
    <style:style style:name="MT22" style:family="text">
      <style:text-properties fo:color="#221f1f" loext:opacity="100%" style:text-position="-5% 100%" style:font-name="Lucida Sans" fo:letter-spacing="-0.007cm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MT23" style:family="text">
      <style:text-properties fo:color="#221f1f" loext:opacity="100%" style:font-name="Lucida Sans" fo:letter-spacing="-0.007cm" fo:font-weight="normal" style:font-weight-asian="normal" style:font-name-complex="Lucida Sans" style:font-weight-complex="normal"/>
    </style:style>
    <style:style style:name="MT24" style:family="text">
      <style:text-properties fo:color="#221f1f" loext:opacity="100%" style:font-name="Lucida Sans" fo:letter-spacing="-0.018cm" fo:font-weight="bold" style:font-weight-asian="bold" style:font-name-complex="Lucida Sans" style:font-weight-complex="bold"/>
    </style:style>
    <style:style style:name="MT25" style:family="text">
      <style:text-properties fo:color="#221f1f" loext:opacity="100%" style:font-name="Lucida Sans" fo:letter-spacing="-0.007cm" fo:font-style="normal" fo:font-weight="bold" officeooo:rsid="00982d38" style:font-style-asian="normal" style:font-weight-asian="bold" style:font-name-complex="Lucida Sans" style:font-style-complex="normal" style:font-weight-complex="bold"/>
    </style:style>
    <style:style style:name="MT26" style:family="text">
      <style:text-properties fo:color="#221f1f" loext:opacity="100%" style:text-position="-5% 100%" style:font-name="Lucida Sans" fo:letter-spacing="-0.028cm" fo:font-weight="normal" style:font-weight-asian="normal" style:font-name-complex="Lucida Sans" style:font-weight-complex="normal"/>
    </style:style>
    <style:style style:name="MT27" style:family="text">
      <style:text-properties fo:color="#221f1f" loext:opacity="100%" style:text-position="-5% 100%" style:font-name="Lucida Sans" fo:letter-spacing="-0.028cm" fo:font-weight="bold" style:font-weight-asian="bold" style:font-name-complex="Lucida Sans" style:font-weight-complex="bold"/>
    </style:style>
    <style:style style:name="MT28" style:family="text">
      <style:text-properties fo:color="#221f1f" loext:opacity="100%" style:text-position="-5% 100%" style:font-name="Lucida Sans" fo:letter-spacing="-0.007cm" fo:font-style="normal" fo:font-weight="bold" officeooo:rsid="00982d38" style:font-style-asian="normal" style:font-weight-asian="bold" style:font-name-complex="Lucida Sans" style:font-style-complex="normal" style:font-weight-complex="bold"/>
    </style:style>
    <style:style style:name="MT29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31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font-size="10pt" fo:font-style="normal" fo:font-weight="bold" officeooo:rsid="00982d38" style:font-size-asian="10pt" style:font-style-asian="normal" style:font-weight-asian="bold" style:font-size-complex="10pt" style:font-style-complex="normal" style:font-weight-complex="bold"/>
    </style:style>
    <style:style style:name="MT37" style:family="text">
      <style:text-properties style:font-name="Lucilda Sans" fo:font-size="9pt" fo:font-style="normal" fo:font-weight="bold" officeooo:rsid="00982d38" style:font-size-asian="9pt" style:font-style-asian="normal" style:font-weight-asian="bold" style:font-size-complex="9pt" style:font-style-complex="normal" style:font-weight-complex="bold"/>
    </style:style>
    <style:style style:name="MT38" style:family="text">
      <style:text-properties fo:font-style="normal" fo:font-weight="bold" officeooo:rsid="001a6acb" style:font-style-asian="normal" style:font-weight-asian="bold" style:font-style-complex="normal" style:font-weight-complex="bold"/>
    </style:style>
    <style:style style:name="MT39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42" style:family="text">
      <style:text-properties fo:font-style="normal" fo:font-weight="normal" officeooo:rsid="001a6acb" style:font-style-asian="normal" style:font-weight-asian="normal" style:font-style-complex="normal" style:font-weight-complex="normal"/>
    </style:style>
    <style:style style:name="MT43" style:family="text">
      <style:text-properties fo:font-size="10pt" style:font-size-asian="10pt" style:font-size-complex="10pt"/>
    </style:style>
    <style:style style:name="MT44" style:family="text">
      <style:text-properties fo:font-weight="bold" style:font-weight-asian="bold" style:font-weight-complex="bold"/>
    </style:style>
    <style:style style:name="MT45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MT46" style:family="text">
      <style:text-properties fo:color="#221f1f" loext:opacity="100%" style:text-position="-5% 100%" fo:font-weight="normal" fo:background-color="transparent" loext:char-shading-value="0" style:font-weight-asian="normal" style:font-weight-complex="normal"/>
    </style:style>
    <style:style style:name="MT47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48" style:family="text">
      <style:text-properties fo:color="#221f1f" loext:opacity="100%" style:text-position="-5% 100%" fo:letter-spacing="-0.007cm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49" style:family="text">
      <style:text-properties fo:font-size="12pt" style:text-underline-style="none" style:font-size-asian="12pt" style:font-size-complex="12pt"/>
    </style:style>
    <style:style style:name="MT50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MT51" style:family="text">
      <style:text-properties style:text-underline-style="none"/>
    </style:style>
    <style:style style:name="MT52" style:family="text">
      <style:text-properties fo:font-size="11pt" style:text-underline-style="none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repeat="stretch" draw:fill-image-ref-point-x="0%" draw:fill-image-ref-point-y="0%" draw:fill-image-ref-point="center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7.999cm" fo:margin-left="0cm" fo:margin-right="0cm" fo:margin-top="0cm" fo:background-color="transparent" style:dynamic-spacing="false" draw:fill="none" draw:fill-color="#cfe7f5"/>
      </style:footer-style>
    </style:page-layout>
    <style:style style:name="Mdp1" style:family="drawing-page">
      <style:drawing-page-properties draw:fill="none" draw:background-size="full" draw:fill-color="#cfe7f5" style:repeat="stretch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5"/>
              <text:p text:style-name="MP6"/>
              <text:p text:style-name="MP7"/>
            </table:table-cell>
          </table:table-row>
          <table:table-row table:style-name="Tabla5.2">
            <table:table-cell table:style-name="Tabla5.A2" table:number-rows-spanned="3" office:value-type="string">
              <text:p text:style-name="MP8"/>
              <text:p text:style-name="MP9"/>
            </table:table-cell>
            <table:covered-table-cell table:style-name="Tabla5.A1"/>
            <table:covered-table-cell table:style-name="Tabla5.A1"/>
            <table:covered-table-cell table:style-name="Tabla5.A1"/>
          </table:table-row>
          <table:table-row table:style-name="Tabla5.3">
            <table:covered-table-cell table:style-name="Tabla5.A2"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 table:style-name="Tabla5.A2"/>
            <table:covered-table-cell table:style-name="Tabla5.A1"/>
            <table:covered-table-cell/>
            <table:table-cell table:style-name="Tabla5.A1" office:value-type="string">
              <text:p text:style-name="MP10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1"><text:span text:style-name="MT1"><text:s/></text:span><text:span text:style-name="MT2">Cliente</text:span><text:span text:style-name="MT3">:</text:span><text:span text:style-name="MT4"> </text:span><text:span text:style-name="MT5"><text:placeholder text:placeholder-type="text">&lt;o.partner_id.commercial_partner_id.name&gt;</text:placeholder></text:span></text:p>
              <text:p text:style-name="MP12"/>
              <text:p text:style-name="MP13"><text:span text:style-name="MT6">Dirección</text:span><text:span text:style-name="MT7">: </text:span><text:span text:style-name="MT8"><text:placeholder text:placeholder-type="text">&lt;partner_address(o.partner_id.commercial_partner_id)&gt;</text:placeholder></text:span></text:p>
              <text:p text:style-name="MP14"><text:placeholder text:placeholder-type="text">&lt;if test="o.partner_id.parent_id"&gt;</text:placeholder></text:p>
              <text:p text:style-name="MP15"/>
              <text:p text:style-name="MP16"><text:span text:style-name="MT9"><text:s text:c="4"/>Enviar a</text:span><text:span text:style-name="MT10">: </text:span><text:span text:style-name="MT10"><text:placeholder text:placeholder-type="text">&lt;o.partner_id.name&gt;</text:placeholder></text:span><text:span text:style-name="MT10"><text:s/>- </text:span><text:span text:style-name="MT10"><text:placeholder text:placeholder-type="text">&lt;partner_address(o.partner_id)&gt;</text:placeholder></text:span><text:span text:style-name="MT10"><text:placeholder text:placeholder-type="text">&lt;/if&gt;</text:placeholder></text:span></text:p>
              <text:p text:style-name="MP17"/>
            </table:table-cell>
            <table:table-cell table:style-name="Tabla7.B1" table:number-rows-spanned="2" office:value-type="string">
              <text:p text:style-name="MP18"><text:span text:style-name="MT11">Fecha</text:span><text:span text:style-name="MT12">: </text:span><text:span text:style-name="MT13"><text:s/></text:span><text:span text:style-name="MT13"><text:text-input text:description="&lt;if test=&quot;o.picking_ids[:1].date_done&quot;&gt;">If</text:text-input></text:span><text:span text:style-name="MT13"><text:text-input text:description="&lt;formatLang(o.picking_ids[:1].date_done,date='true')&gt;">DD     MM    YYYY</text:text-input></text:span><text:span text:style-name="MT13"><text:text-input text:description="&lt;/if&gt;">/if</text:text-input></text:span></text:p>
              <text:p text:style-name="MP19"><text:span text:style-name="MT14"/></text:p>
              <text:p text:style-name="MP19"><text:span text:style-name="MT14"/></text:p>
              <text:p text:style-name="MP20"><text:span text:style-name="MT11">Remitos</text:span><text:span text:style-name="MT13">:</text:span><text:span text:style-name="MT15"> </text:span><text:span text:style-name="MT16"><text:placeholder text:placeholder-type="text">&lt;o.voucher_ids&gt;</text:placeholder></text:span></text:p>
              <text:p text:style-name="MP21"/>
              <text:p text:style-name="MP22"><text:span text:style-name="MT11">Teléfono</text:span><text:span text:style-name="MT3">:</text:span><text:span text:style-name="MT4"> </text:span><text:span text:style-name="MT5"><text:placeholder text:placeholder-type="text">&lt;o.partner_id.commercial_partner_id.phone&gt;</text:placeholder></text:span></text:p>
              <text:p text:style-name="MP23"/>
              <text:p text:style-name="MP22"><text:span text:style-name="MT11">Mail</text:span><text:span text:style-name="MT3">:</text:span><text:span text:style-name="MT4"> </text:span><text:span text:style-name="MT5"><text:placeholder text:placeholder-type="text">&lt;o.partner_id.commercial_partner_id.email&gt;</text:placeholder></text:span></text:p>
              <text:p text:style-name="MP24"/>
              <text:p text:style-name="MP25"><text:span text:style-name="MT17"><text:text-input text:description="&lt;if test=&quot;o.env.ref('sale_stock.field_stock_picking__sale_id')&quot;&gt;">If</text:text-input></text:span><text:span text:style-name="MT18">Ventas</text:span><text:span text:style-name="MT17"> </text:span><text:span text:style-name="MT18">asociadas</text:span><text:span text:style-name="MT17">:</text:span><text:span text:style-name="MT19"> </text:span><text:span text:style-name="MT19"><text:text-input text:description="&lt;o.picking_ids.mapped(&quot;sale_id.name&quot;)&gt;">Nombre</text:text-input></text:span><text:span text:style-name="MT20"><text:text-input text:description="&lt;/if&gt;">/if</text:text-input></text:span></text:p>
              <text:p text:style-name="MP26"><text:span text:style-name="MT21">Va</text:span><text:span text:style-name="MT22">lor D</text:span><text:span text:style-name="MT21">ecl.</text:span><text:span text:style-name="MT23">:</text:span><text:span text:style-name="MT24"> $</text:span><text:span text:style-name="MT25"><text:text-input text:description="&lt;sum(o.picking_ids.mapped(&quot;declared_value&quot;))&gt;">$ 1300</text:text-input></text:span></text:p>
              <text:p text:style-name="MP27"><text:span text:style-name="MT21">Q. Bultos</text:span><text:span text:style-name="MT26">:</text:span><text:span text:style-name="MT27"> </text:span><text:span text:style-name="MT28"><text:text-input text:description="&lt;o.number_of_packages&gt;">10</text:text-input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29">Cond IVA</text:span><text:span text:style-name="MT30">:</text:span><text:span text:style-name="MT31"> </text:span><text:span text:style-name="MT32"><text:placeholder text:placeholder-type="text">&lt;o.partner_id.commercial_partner_id.l10n_latam_identification_type_id.name&gt;</text:placeholder></text:span></text:p>
              <text:p text:style-name="MP29"><text:span text:style-name="MT33"><text:text-input text:description="&lt;o.partner_id.l10n_latam_identification_type_id.name or o.company_id.country_id.vat_label&gt;">CUIT</text:text-input></text:span><text:span text:style-name="MT34">:</text:span><text:span text:style-name="MT35"> </text:span><text:span text:style-name="MT35"><text:placeholder text:placeholder-type="text">&lt;o.partner_id.vat&gt;</text:placeholder></text:span></text:p>
            </table:table-cell>
            <table:covered-table-cell table:style-name="Tabla7.B2"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1"><text:text-input text:description="&lt;for each=&quot;picking in o.picking_ids&quot;&gt;">For each line</text:text-input></text:p>
            </table:table-cell>
            <table:table-cell table:style-name="Tabla6.A1" office:value-type="string">
              <text:p text:style-name="MP32"/>
            </table:table-cell>
            <table:table-cell table:style-name="Tabla6.A1" office:value-type="string">
              <text:p text:style-name="MP32"/>
            </table:table-cell>
            <table:table-cell table:style-name="Tabla6.A1" office:value-type="string">
              <text:p text:style-name="MP32"/>
            </table:table-cell>
          </table:table-row>
          <table:table-row table:style-name="Tabla6.2">
            <table:table-cell table:style-name="Tabla6.A1" office:value-type="string">
              <text:p text:style-name="MP33"><text:span text:style-name="MT36"><text:text-input text:description="&lt;if test=&quot;picking.carrier_id&quot;&gt;">If</text:text-input></text:span><text:span text:style-name="MT37">Transporte </text:span><text:span text:style-name="MT38"><text:text-input text:description="&lt;picking.name&gt;">Entrega</text:text-input></text:span><text:span text:style-name="MT38">:</text:span><text:span text:style-name="MT39"> </text:span><text:span text:style-name="MT40"><text:s/></text:span></text:p>
            </table:table-cell>
            <table:table-cell table:style-name="Tabla6.A1" office:value-type="string">
              <text:p text:style-name="MP34"><text:span text:style-name="MT40"><text:text-input text:description="&lt;picking.carrier_id&gt;">Transportista</text:text-input></text:span><text:span text:style-name="MT41"><text:s text:c="2"/></text:span></text:p>
            </table:table-cell>
            <table:table-cell table:style-name="Tabla6.A1" office:value-type="string">
              <text:p text:style-name="MP34"><text:span text:style-name="MT42"><text:text-input text:description="&lt;partner_address(picking.carrier_id.partner_id) if picking.carrier_id.partner_id.street else ''&gt;">Direccion</text:text-input></text:span><text:span text:style-name="MT42"><text:s/></text:span></text:p>
            </table:table-cell>
            <table:table-cell table:style-name="Tabla6.A1" office:value-type="string">
              <text:p text:style-name="MP35"><text:text-input text:description="&lt;picking.carrier_id.partner_id.phone&gt;">Teléfono</text:text-input><text:span text:style-name="MT43"><text:text-input text:description="&lt;/if&gt;">/if</text:text-input></text:span><text:span text:style-name="MT43"><text:s/></text:span><text:span text:style-name="MT44"><text:text-input text:description="&lt;/for&gt;">End For</text:text-input></text:span></text:p>
            </table:table-cell>
          </table:table-row>
          <table:table-row table:style-name="Tabla6.3">
            <table:table-cell table:style-name="Tabla6.A1" table:number-columns-spanned="4" office:value-type="string">
              <text:p text:style-name="MP36"><text:span text:style-name="MT45">OBSERVACIONES</text:span>: <text:span text:style-name="MT46"><text:text-input text:description="&lt;if test=&quot;o.notes&quot;&gt;">If</text:text-input></text:span><text:span text:style-name="MT47"><text:placeholder text:placeholder-type="text">&lt;o.notes&gt;</text:placeholder></text:span><text:span text:style-name="MT48"><text:text-input text:description="&lt;/if&gt;">/if</text:text-input></text:span></text:p>
            </table:table-cell>
            <table:covered-table-cell/>
            <table:covered-table-cell/>
            <table:covered-table-cell/>
          </table:table-row>
          <table:table-row table:style-name="Tabla6.4">
            <table:table-cell table:style-name="Tabla6.A4" office:value-type="string">
              <text:p text:style-name="MP37"><text:span text:style-name="MT45">Recibí Conforme</text:span>:</text:p>
              <text:p text:style-name="MP38"><text:span text:style-name="MT45">Fecha</text:span>: <text:span text:style-name="MT49"><text:s text:c="3"/></text:span></text:p>
              <text:p text:style-name="MP38"><text:span text:style-name="MT50">Hora</text:span><text:span text:style-name="MT51">:</text:span><text:span text:style-name="MT52"> <text:s text:c="2"/></text:span></text:p>
            </table:table-cell>
            <table:table-cell table:style-name="Tabla6.B4" office:value-type="string">
              <text:p text:style-name="MP39"><text:s text:c="30"/></text:p>
              <text:p text:style-name="MP40">DNI</text:p>
            </table:table-cell>
            <table:table-cell table:style-name="Tabla6.B4" office:value-type="string">
              <text:p text:style-name="MP39"><text:s text:c="32"/></text:p>
              <text:p text:style-name="MP40">FIRMA</text:p>
            </table:table-cell>
            <table:table-cell table:style-name="Tabla6.B4" office:value-type="string">
              <text:p text:style-name="MP41"><text:s text:c="31"/></text:p>
              <text:p text:style-name="MP39"><text:s text:c="32"/></text:p>
              <text:p text:style-name="MP42">ACLARACIÓN</text:p>
            </table:table-cell>
          </table:table-row>
        </table:table>
        <text:p text:style-name="MP4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18T09:03:44.94</meta:creation-date>
    <dc:date>2024-10-02T09:56:21.526482971</dc:date>
    <meta:editing-duration>P2DT18H59M54S</meta:editing-duration>
    <meta:editing-cycles>407</meta:editing-cycles>
    <meta:generator>LibreOffice/7.3.7.2$Linux_X86_64 LibreOffice_project/30$Build-2</meta:generator>
    <meta:document-statistic meta:table-count="4" meta:image-count="0" meta:object-count="0" meta:page-count="1" meta:paragraph-count="37" meta:word-count="127" meta:character-count="975" meta:non-whitespace-character-count="789"/>
  </office:meta>
</office:document-meta>
</file>